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>First paragraph</text:p>
      <text:p>This will be copied after the first paragraph</text:p>
      <text:p>Second paragraph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ODFDOM/0.8.7</meta:generator>
    <meta:initial-creator>nakoss</meta:initial-creator>
    <meta:creation-date>2013-05-10T14:50:53</meta:creation-date>
    <meta:editing-cycles>1</meta:editing-cycles>
    <dc:language>el</dc:language>
    <dc:creator>nakoss</dc:creator>
    <dc:date>2013-05-10T14:50:53</dc:date>
    <meta:editing-duration>PT0.058S</meta:editing-duration>
  </office:meta>
</office:document-meta>
</file>